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style:text-position="-8% 58%" style:font-name="Liberation Sans2" fo:font-size="10pt" style:font-name-asian="Liberation Sans2" style:font-size-asian="10pt" style:font-name-complex="Liberation Sans2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-8% 58%"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05cm" svg:height="1.905cm" svg:x="1.27cm" svg:y="3.17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3.175cm" svg:y="3.40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2" draw:id="id2" draw:layer="layout" svg:width="1.905cm" svg:height="1.905cm" svg:x="5.08cm" svg:y="3.17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3.175cm" svg:y1="4.127cm" svg:x2="5.08cm" svg:y2="4.127cm" draw:start-shape="id1" draw:start-glue-point="1" draw:end-shape="id2" draw:end-glue-point="3" svg:d="M3175 4127h1905" svg:viewBox="0 0 1906 1">
          <text:p/>
        </draw:connector>
        <draw:frame draw:style-name="gr2" draw:text-style-name="P3" draw:layer="layout" svg:width="1.905cm" svg:height="0.722cm" svg:x="6.985cm" svg:y="3.40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3" draw:id="id3" draw:layer="layout" svg:width="1.905cm" svg:height="1.905cm" svg:x="8.89cm" svg:y="3.17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985cm" svg:y1="4.127cm" svg:x2="8.89cm" svg:y2="4.127cm" draw:end-shape="id3" draw:end-glue-point="3" svg:d="M6985 4127h1905" svg:viewBox="0 0 1906 1">
          <text:p/>
        </draw:connector>
        <draw:frame draw:style-name="gr2" draw:text-style-name="P3" draw:layer="layout" svg:width="1.905cm" svg:height="0.722cm" svg:x="10.795cm" svg:y="3.405cm">
          <draw:text-box>
            <text:p text:style-name="P2"><text:span text:style-name="T2">π</text:span><text:span text:style-name="T3">re1</text:span></text:p>
          </draw:text-box>
        </draw:frame>
        <draw:custom-shape draw:style-name="gr1" draw:text-style-name="P4" xml:id="id4" draw:id="id4" draw:layer="layout" svg:width="1.905cm" svg:height="1.905cm" svg:x="12.7cm" svg:y="3.17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0.795cm" svg:y1="4.127cm" svg:x2="12.7cm" svg:y2="4.127cm" draw:end-shape="id4" draw:end-glue-point="3" svg:d="M10795 4127h1905" svg:viewBox="0 0 1906 1">
          <text:p/>
        </draw:connector>
        <draw:frame draw:style-name="gr2" draw:text-style-name="P3" draw:layer="layout" svg:width="1.905cm" svg:height="0.722cm" svg:x="14.605cm" svg:y="3.405cm">
          <draw:text-box>
            <text:p text:style-name="P2"><text:span text:style-name="T2">π</text:span><text:span text:style-name="T3">re2</text:span></text:p>
          </draw:text-box>
        </draw:frame>
        <draw:custom-shape draw:style-name="gr1" draw:text-style-name="P4" xml:id="id5" draw:id="id5" draw:layer="layout" svg:width="1.905cm" svg:height="1.905cm" svg:x="16.51cm" svg:y="3.175cm">
          <text:p text:style-name="P4"><text:span text:style-name="T7">recursive</text:span><text:span text:style-name="T8">f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4.605cm" svg:y1="4.127cm" svg:x2="16.51cm" svg:y2="4.127cm" draw:end-shape="id5" draw:end-glue-point="3" svg:d="M14605 4127h1905" svg:viewBox="0 0 1906 1">
          <text:p/>
        </draw:connector>
        <draw:frame draw:style-name="gr2" draw:text-style-name="P3" draw:layer="layout" svg:width="1.905cm" svg:height="0.722cm" svg:x="18.414cm" svg:y="3.405cm">
          <draw:text-box>
            <text:p text:style-name="P2"><text:span text:style-name="T2">π</text:span><text:span text:style-name="T3">ref</text:span></text:p>
          </draw:text-box>
        </draw:frame>
        <draw:custom-shape draw:style-name="gr1" draw:text-style-name="P4" xml:id="id6" draw:id="id6" draw:layer="layout" svg:width="1.905cm" svg:height="1.905cm" svg:x="20.32cm" svg:y="3.175cm">
          <text:p text:style-name="P4"><text:span text:style-name="T4">final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8.415cm" svg:y1="4.127cm" svg:x2="20.32cm" svg:y2="4.127cm" draw:end-shape="id6" draw:end-glue-point="3" svg:d="M18415 4127h1905" svg:viewBox="0 0 1906 1">
          <text:p/>
        </draw:connector>
        <draw:frame draw:style-name="gr2" draw:text-style-name="P3" draw:layer="layout" svg:width="1.905cm" svg:height="0.722cm" svg:x="22.224cm" svg:y="3.405cm">
          <draw:text-box>
            <text:p text:style-name="P2"><text:span text:style-name="T2">π</text:span><text:span text:style-name="T3">PlonK</text:span></text:p>
          </draw:text-box>
        </draw:frame>
        <draw:custom-shape draw:style-name="gr1" draw:text-style-name="P4" xml:id="id7" draw:id="id7" draw:layer="layout" svg:width="1.905cm" svg:height="1.905cm" svg:x="24.13cm" svg:y="3.175cm">
          <text:p text:style-name="P4"><text:span text:style-name="T4">Ver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22.225cm" svg:y1="4.127cm" svg:x2="24.13cm" svg:y2="4.127cm" draw:end-shape="id7" draw:end-glue-point="3" svg:d="M22225 4127h1905" svg:viewBox="0 0 1906 1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43M22S</meta:editing-duration>
    <meta:editing-cycles>11</meta:editing-cycles>
    <meta:generator>LibreOffice/7.3.7.2$Linux_X86_64 LibreOffice_project/30$Build-2</meta:generator>
    <dc:date>2022-11-28T16:36:35.849901626</dc:date>
    <meta:document-statistic meta:object-count="42"/>
  </office:meta>
</office:document-meta>
</file>